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Arial2" svg:font-family="Arial" style:font-adornments="Regular"/>
    <style:font-face style:name="Courier New" svg:font-family="'Courier New'" style:font-family-generic="modern" style:font-pitch="fixed"/>
    <style:font-face style:name="Liberation Mono" svg:font-family="'Liberation Mono'" style:font-family-generic="modern" style:font-pitch="fixed"/>
    <style:font-face style:name="Arial Black" svg:font-family="'Arial Black'" style:font-adornments="Regular"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24.843cm" fo:margin-left="0.404cm" table:align="left"/>
    </style:style>
    <style:style style:name="Table1.A" style:family="table-column">
      <style:table-column-properties style:column-width="12.303cm"/>
    </style:style>
    <style:style style:name="Table1.B" style:family="table-column">
      <style:table-column-properties style:column-width="0.901cm"/>
    </style:style>
    <style:style style:name="Table1.D" style:family="table-column">
      <style:table-column-properties style:column-width="0.988cm"/>
    </style:style>
    <style:style style:name="Table1.F" style:family="table-column">
      <style:table-column-properties style:column-width="1.011cm"/>
    </style:style>
    <style:style style:name="Table1.G" style:family="table-column">
      <style:table-column-properties style:column-width="7.837cm"/>
    </style:style>
    <style:style style:name="Table1.1" style:family="table-row">
      <style:table-row-properties style:row-height="1.503cm" style:use-optimal-row-height="false"/>
    </style:style>
    <style:style style:name="Table1.A1" style:family="table-cell">
      <style:table-cell-properties fo:padding="0cm" fo:border="1pt solid #000000"/>
    </style:style>
    <style:style style:name="Table1.2" style:family="table-row">
      <style:table-row-properties style:row-height="0.794cm" style:use-optimal-row-height="false"/>
    </style:style>
    <style:style style:name="Table2" style:family="table">
      <style:table-properties style:width="25.705cm" fo:margin-left="0.055cm" table:align="left"/>
    </style:style>
    <style:style style:name="Table2.A" style:family="table-column">
      <style:table-column-properties style:column-width="11.19cm"/>
    </style:style>
    <style:style style:name="Table2.B" style:family="table-column">
      <style:table-column-properties style:column-width="14.515cm"/>
    </style:style>
    <style:style style:name="Table2.1" style:family="table-row">
      <style:table-row-properties style:row-height="2.004cm" style:use-optimal-row-height="false"/>
    </style:style>
    <style:style style:name="Table2.A1" style:family="table-cell">
      <style:table-cell-properties fo:padding="0cm" fo:border-left="2.5pt solid #aaaaaa" fo:border-right="none" fo:border-top="2.5pt solid #aaaaaa" fo:border-bottom="2.5pt solid #aaaaaa"/>
    </style:style>
    <style:style style:name="Table2.B1" style:family="table-cell">
      <style:table-cell-properties fo:padding="0cm" fo:border="2.5pt solid #aaaaaa"/>
    </style:style>
    <style:style style:name="Table2.2" style:family="table-row">
      <style:table-row-properties style:row-height="1.6cm" style:use-optimal-row-height="false"/>
    </style:style>
    <style:style style:name="Table2.A2" style:family="table-cell">
      <style:table-cell-properties fo:padding="0cm" fo:border-left="2.5pt solid #aaaaaa" fo:border-right="none" fo:border-top="none" fo:border-bottom="2.5pt solid #aaaaaa"/>
    </style:style>
    <style:style style:name="Table2.B2" style:family="table-cell">
      <style:table-cell-properties fo:padding="0cm" fo:border-left="2.5pt solid #aaaaaa" fo:border-right="2.5pt solid #aaaaaa" fo:border-top="none" fo:border-bottom="2.5pt solid #aaaaaa"/>
    </style:style>
    <style:style style:name="P1" style:family="paragraph" style:parent-style-name="Standard">
      <style:text-properties fo:font-size="16pt" officeooo:paragraph-rsid="0016a4f6" style:font-size-asian="16pt" style:font-size-complex="16pt"/>
    </style:style>
    <style:style style:name="P2" style:family="paragraph" style:parent-style-name="text2">
      <style:text-properties officeooo:paragraph-rsid="00184b83"/>
    </style:style>
    <style:style style:name="P3" style:family="paragraph" style:parent-style-name="mainTitle">
      <style:text-properties officeooo:paragraph-rsid="0016a4f6"/>
    </style:style>
    <style:style style:name="P4" style:family="paragraph" style:parent-style-name="text3" style:list-style-name="L1"/>
    <style:style style:name="P5" style:family="paragraph" style:parent-style-name="text3" style:list-style-name="L2"/>
    <style:style style:name="P6" style:family="paragraph" style:parent-style-name="list1">
      <style:text-properties officeooo:rsid="001ad775" officeooo:paragraph-rsid="001ad775"/>
    </style:style>
    <style:style style:name="T1" style:family="text">
      <style:text-properties style:font-name="Arial" fo:font-size="16pt" fo:letter-spacing="-0.004cm" fo:font-weight="bold" style:font-size-asian="16pt" style:font-weight-asian="bold" style:font-size-complex="16pt" style:font-weight-complex="bold"/>
    </style:style>
    <style:style style:name="T2" style:family="text">
      <style:text-properties style:font-name="Arial" fo:font-size="16pt" fo:letter-spacing="-0.002cm" fo:font-weight="bold" style:font-size-asian="16pt" style:font-weight-asian="bold" style:font-size-complex="16pt" style:font-weight-complex="bold"/>
    </style:style>
    <style:style style:name="T3" style:family="text">
      <style:text-properties style:font-name="Arial" fo:font-size="16pt" fo:letter-spacing="-0.002cm" fo:font-weight="bold" officeooo:rsid="00184b83" style:font-size-asian="16pt" style:font-weight-asian="bold" style:font-size-complex="16pt" style:font-weight-complex="bold"/>
    </style:style>
    <style:style style:name="T4" style:family="text">
      <style:text-properties style:font-name="Arial" fo:font-size="16pt" fo:letter-spacing="-0.005cm" fo:font-weight="bold" style:font-size-asian="16pt" style:font-weight-asian="bold" style:font-size-complex="16pt" style:font-weight-complex="bold"/>
    </style:style>
    <style:style style:name="T5" style:family="text">
      <style:text-properties style:font-name="Arial" fo:font-size="16pt" fo:font-weight="bold" style:font-size-asian="16pt" style:font-weight-asian="bold" style:font-size-complex="16pt" style:font-weight-complex="bold"/>
    </style:style>
    <style:style style:name="T6" style:family="text">
      <style:text-properties style:font-name="Arial" fo:font-size="16pt" fo:letter-spacing="0.002cm" fo:font-weight="bold" style:font-size-asian="16pt" style:font-weight-asian="bold" style:font-size-complex="16pt" style:font-weight-complex="bold"/>
    </style:style>
    <style:style style:name="T7" style:family="text">
      <style:text-properties style:font-name="Times New Roman" fo:font-size="16pt" fo:letter-spacing="0.079cm" fo:font-weight="bold" style:font-size-asian="16pt" style:font-weight-asian="bold" style:font-size-complex="16pt" style:font-weight-complex="bold"/>
    </style:style>
    <style:style style:name="T8" style:family="text">
      <style:text-properties fo:font-size="22pt" style:font-size-asian="22pt" style:font-size-complex="22pt"/>
    </style:style>
    <style:style style:name="T9" style:family="text">
      <style:text-properties fo:letter-spacing="-0.002cm"/>
    </style:style>
    <style:style style:name="T10" style:family="text">
      <style:text-properties fo:letter-spacing="-0.005cm"/>
    </style:style>
    <style:style style:name="T11" style:family="text">
      <style:text-properties fo:letter-spacing="-0.004cm"/>
    </style:style>
    <style:style style:name="T12" style:family="text">
      <style:text-properties fo:letter-spacing="-0.007cm"/>
    </style:style>
    <text:list-style style:name="L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
      <text:list-level-style-number text:level="1" text:style-name="Character_20_style" style:num-suffix="." style:num-format="1">
        <style:list-level-properties text:space-before="3.168cm" text:min-label-width="0.635cm"/>
      </text:list-level-style-number>
      <text:list-level-style-bullet text:level="2" text:style-name="Character_20_style" text:bullet-char="o">
        <style:list-level-properties text:space-before="3.803cm" text:min-label-width="0.635cm"/>
        <style:text-properties style:font-name="Courier New"/>
      </text:list-level-style-bullet>
      <text:list-level-style-bullet text:level="3" text:bullet-char="•">
        <style:list-level-properties text:space-before="5.556cm" text:min-label-width="0.635cm"/>
      </text:list-level-style-bullet>
      <text:list-level-style-bullet text:level="4" text:bullet-char="•">
        <style:list-level-properties text:space-before="7.311cm" text:min-label-width="0.635cm"/>
      </text:list-level-style-bullet>
      <text:list-level-style-bullet text:level="5" text:bullet-char="•">
        <style:list-level-properties text:space-before="9.065cm" text:min-label-width="0.635cm"/>
      </text:list-level-style-bullet>
      <text:list-level-style-bullet text:level="6" text:bullet-char="•">
        <style:list-level-properties text:space-before="10.82cm" text:min-label-width="0.635cm"/>
      </text:list-level-style-bullet>
      <text:list-level-style-bullet text:level="7" text:bullet-char="•">
        <style:list-level-properties text:space-before="12.573cm" text:min-label-width="0.635cm"/>
      </text:list-level-style-bullet>
      <text:list-level-style-bullet text:level="8" text:bullet-char="•">
        <style:list-level-properties text:space-before="14.328cm" text:min-label-width="0.635cm"/>
      </text:list-level-style-bullet>
      <text:list-level-style-bullet text:level="9" text:bullet-char="•">
        <style:list-level-properties text:space-before="16.081cm" text:min-label-width="0.635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9"><text:span text:style-name="Absatz-Standardschriftart">Injecteren subcutaan (loodrechttechniek)</text:span></text:h>
      <text:h text:style-name="blue" text:outline-level="9">Omschrijving handeling</text:h>
      <text:h text:style-name="text1" text:outline-level="9">Inspuiten medicijn loodrecht onderhuids.</text:h>
      <text:h text:style-name="blue" text:outline-level="9">Deskundigheidsniveaus</text:h>
      <table:table table:name="Table1" table:style-name="Table1">
        <table:table-column table:style-name="Table1.A"/>
        <table:table-column table:style-name="Table1.B" table:number-columns-repeated="2"/>
        <table:table-column table:style-name="Table1.D"/>
        <table:table-column table:style-name="Table1.B"/>
        <table:table-column table:style-name="Table1.F"/>
        <table:table-column table:style-name="Table1.G"/>
        <table:table-row table:style-name="Table1.1">
          <table:table-cell table:style-name="Table1.A1" office:value-type="string">
            <text:h text:style-name="P2" text:outline-level="9"><text:span text:style-name="Absatz-Standardschriftart"><text:span text:style-name="T3">Opdracht tot voorbehouden of risicovolle handeling:</text:span></text:span></text:h>
          </table:table-cell>
          <table:table-cell table:style-name="Table1.A1" table:number-columns-spanned="6" office:value-type="string">
            <text:p text:style-name="P1"/>
          </table:table-cell>
          <table:covered-table-cell/>
          <table:covered-table-cell/>
          <table:covered-table-cell/>
          <table:covered-table-cell/>
          <table:covered-table-cell/>
        </table:table-row>
        <table:table-row table:style-name="Table1.2">
          <table:table-cell table:style-name="Table1.A1" office:value-type="string">
            <text:h text:style-name="text2" text:outline-level="9"><text:span text:style-name="Absatz-Standardschriftart"><text:span text:style-name="T1">Mag </text:span></text:span><text:span text:style-name="Absatz-Standardschriftart"><text:span text:style-name="T2">zelfstandig verricht worden </text:span></text:span><text:span text:style-name="Absatz-Standardschriftart"><text:span text:style-name="T5">door</text:span></text:span></text:h>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cell table:style-name="Table1.A1" office:value-type="string">
            <text:h text:style-name="text1" text:outline-level="9"/>
          </table:table-cell>
        </table:table-row>
      </table:table>
      <text:h text:style-name="blue" text:outline-level="9">Aandachtspunten</text:h>
      <text:list xml:id="list1804699540595547275" text:style-name="L1">
        <text:list-item>
          <text:h text:style-name="P4" text:outline-level="9">Deze werkinstructie is geschikt voor het toedienen van fraxiparine, fragmin, fraxodi en clexane.</text:h>
        </text:list-item>
        <text:list-item>
          <text:h text:style-name="P4" text:outline-level="9">Dien het medicijn toe volgens voorschrift.</text:h>
        </text:list-item>
        <text:list-item>
          <text:h text:style-name="P4" text:outline-level="9">Neem kennis van de informatie op de bijsluiter.</text:h>
        </text:list-item>
        <text:list-item>
          <text:h text:style-name="P4" text:outline-level="9">Gebruik veilige naalden.</text:h>
        </text:list-item>
        <text:list-item>
          <text:h text:style-name="P4" text:outline-level="9">Bepaal de naaldlengte aan de hand van de dikte van de huid.</text:h>
        </text:list-item>
        <text:list-item>
          <text:h text:style-name="P4" text:outline-level="9">Ontlucht een voorgevulde kant-en-klaarspuit niet, tenzij de fabrikant anders adviseert. De luchtbel in de spuit zorgt ervoor dat de vloeistof volledig wordt ingespoten. De luchtbel dient bij de zuiger te zitten.</text:h>
        </text:list-item>
        <text:list-item>
          <text:h text:style-name="P4" text:outline-level="9">Geschikte injectiegebieden zijn: het gebied naast en onder de navel (ongeveer 2 cm rond de navel vrijlaten), boven/buitenkant het bovenbeen <text:soft-page-break/>(handbreedte boven de knie vrijlaten), billen (bovenste buitenste deel), bovenarm (buitenste deel).</text:h>
        </text:list-item>
        <text:list-item>
          <text:h text:style-name="P4" text:outline-level="9">Desinfecteer de huid bij cliënten met een verminderde weerstand.</text:h>
        </text:list-item>
        <text:list-item>
          <text:h text:style-name="P4" text:outline-level="9">Maak melding van een verkeerd toegediend en/of een niet gegeven medicijn volgens de procedure van de organisatie.</text:h>
        </text:list-item>
        <text:list-item>
          <text:h text:style-name="P4" text:outline-level="9">Deze geprotocolleerde werkinstructie niet gebruiken voor het injecteren van cytostatica.</text:h>
        </text:list-item>
      </text:list>
      <text:h text:style-name="blue" text:outline-level="9">Complicaties</text:h>
      <table:table table:name="Table2" table:style-name="Table2">
        <table:table-column table:style-name="Table2.A"/>
        <table:table-column table:style-name="Table2.B"/>
        <table:table-row table:style-name="Table2.1">
          <table:table-cell table:style-name="Table2.A1" office:value-type="string">
            <text:h text:style-name="text2" text:outline-level="9"><text:span text:style-name="Absatz-Standardschriftart"><text:span text:style-name="T8">Complicaties tijdens de handeling</text:span></text:span></text:h>
          </table:table-cell>
          <table:table-cell table:style-name="Table2.B1" office:value-type="string">
            <text:h text:style-name="text2" text:outline-level="9"><text:span text:style-name="Absatz-Standardschriftart"><text:span text:style-name="T8">Handelwijze</text:span></text:span></text:h>
          </table:table-cell>
        </table:table-row>
        <table:table-row table:style-name="Table2.2">
          <table:table-cell table:style-name="Table2.A2" office:value-type="string">
            <text:h text:style-name="text2" text:outline-level="9"><text:span text:style-name="Absatz-Standardschriftart"><text:span text:style-name="T2">De injectienaald</text:span></text:span><text:span text:style-name="Absatz-Standardschriftart"><text:span text:style-name="T1"> </text:span></text:span><text:span text:style-name="Absatz-Standardschriftart"><text:span text:style-name="T2">komt in de</text:span></text:span><text:span text:style-name="Absatz-Standardschriftart"><text:span text:style-name="T4"> </text:span></text:span><text:span text:style-name="Absatz-Standardschriftart"><text:span text:style-name="T2">spier.</text:span></text:span></text:h>
          </table:table-cell>
          <table:table-cell table:style-name="Table2.B2" office:value-type="string">
            <text:h text:style-name="text2" text:outline-level="9"><text:span text:style-name="Absatz-Standardschriftart"><text:span text:style-name="T2">Ga </text:span></text:span><text:span text:style-name="Absatz-Standardschriftart"><text:span text:style-name="T5">eerst</text:span></text:span><text:span text:style-name="Absatz-Standardschriftart"><text:span text:style-name="T4"> </text:span></text:span><text:span text:style-name="Absatz-Standardschriftart"><text:span text:style-name="T5">na</text:span></text:span><text:span text:style-name="Absatz-Standardschriftart"><text:span text:style-name="T1"> </text:span></text:span><text:span text:style-name="Absatz-Standardschriftart"><text:span text:style-name="T5">of</text:span></text:span><text:span text:style-name="Absatz-Standardschriftart"><text:span text:style-name="T2"> </text:span></text:span><text:span text:style-name="Absatz-Standardschriftart"><text:span text:style-name="T5">je</text:span></text:span><text:span text:style-name="Absatz-Standardschriftart"><text:span text:style-name="T1"> </text:span></text:span><text:span text:style-name="Absatz-Standardschriftart"><text:span text:style-name="T5">de</text:span></text:span><text:span text:style-name="Absatz-Standardschriftart"><text:span text:style-name="T4"> </text:span></text:span><text:span text:style-name="Absatz-Standardschriftart"><text:span text:style-name="T2">juiste</text:span></text:span><text:span text:style-name="Absatz-Standardschriftart"><text:span text:style-name="T1"> </text:span></text:span><text:span text:style-name="Absatz-Standardschriftart"><text:span text:style-name="T2">lengte injectienaald gebruikt</text:span></text:span><text:span text:style-name="Absatz-Standardschriftart"><text:span text:style-name="T5"> </text:span></text:span><text:span text:style-name="Absatz-Standardschriftart"><text:span text:style-name="T2">of neem</text:span></text:span><text:span text:style-name="Absatz-Standardschriftart"><text:span text:style-name="T6"> </text:span></text:span><text:span text:style-name="Absatz-Standardschriftart"><text:span text:style-name="T2">een</text:span></text:span><text:span text:style-name="Absatz-Standardschriftart"><text:span text:style-name="T7"> </text:span></text:span><text:span text:style-name="Absatz-Standardschriftart"><text:span text:style-name="T2">huidplooi op.</text:span></text:span></text:h>
          </table:table-cell>
        </table:table-row>
      </table:table>
      <text:h text:style-name="blue" text:outline-level="9">Benodigdheden</text:h>
      <text:list xml:id="list6949357908456231991" text:style-name="L2">
        <text:list-item>
          <text:h text:style-name="P5" text:outline-level="9"><text:span text:style-name="Absatz-Standardschriftart">bijsluiter</text:span></text:h>
        </text:list-item>
        <text:list-item>
          <text:h text:style-name="P5" text:outline-level="9"><text:span text:style-name="Absatz-Standardschriftart">toedieningsetiket</text:span></text:h>
        </text:list-item>
        <text:list-item>
          <text:h text:style-name="P5" text:outline-level="9"><text:span text:style-name="Absatz-Standardschriftart"><text:span text:style-name="T9">injectiespuit</text:span></text:span><text:span text:style-name="Absatz-Standardschriftart"><text:span text:style-name="T10"> </text:span></text:span>met <text:span text:style-name="Absatz-Standardschriftart"><text:span text:style-name="T9">voorgeschreven medicijn</text:span></text:span></text:h>
        </text:list-item>
        <text:list-item>
          <text:h text:style-name="P5" text:outline-level="9"><text:span text:style-name="Absatz-Standardschriftart">gaasje</text:span></text:h>
        </text:list-item>
        <text:list-item>
          <text:h text:style-name="P5" text:outline-level="9"><text:span text:style-name="Absatz-Standardschriftart">afvalbak</text:span></text:h>
        </text:list-item>
        <text:list-item>
          <text:h text:style-name="P5" text:outline-level="9"><text:span text:style-name="Absatz-Standardschriftart"><text:span text:style-name="T9">naaldenbeker</text:span></text:span><text:span text:style-name="Absatz-Standardschriftart"><text:span text:style-name="T12"> </text:span></text:span><text:span text:style-name="Absatz-Standardschriftart"><text:span text:style-name="T9">met</text:span></text:span> <text:span text:style-name="Absatz-Standardschriftart"><text:span text:style-name="T9">naaldverwijderaar</text:span></text:span></text:h>
        </text:list-item>
        <text:list-item>
          <text:h text:style-name="P5" text:outline-level="9"><text:soft-page-break/><text:span text:style-name="Absatz-Standardschriftart"><text:span text:style-name="T9">desinfectans:</text:span></text:span><text:span text:style-name="Absatz-Standardschriftart"><text:span text:style-name="T10"> </text:span></text:span><text:span text:style-name="Absatz-Standardschriftart"><text:span text:style-name="T9">chloorhexidine</text:span></text:span><text:span text:style-name="Absatz-Standardschriftart"><text:span text:style-name="T10"> </text:span></text:span><text:span text:style-name="Absatz-Standardschriftart"><text:span text:style-name="T9">0,5% in alcohol 70%,</text:span></text:span><text:span text:style-name="Absatz-Standardschriftart"><text:span text:style-name="T10"> </text:span></text:span>als<text:span text:style-name="Absatz-Standardschriftart"><text:span text:style-name="T11"> </text:span></text:span>de<text:span text:style-name="Absatz-Standardschriftart"><text:span text:style-name="T10"> </text:span></text:span><text:span text:style-name="Absatz-Standardschriftart"><text:span text:style-name="T9">huid gedesinfecteerd moet worden</text:span></text:span></text:h>
        </text:list-item>
      </text:list>
      <text:h text:style-name="blue" text:outline-level="9"><text:span text:style-name="Absatz-Standardschriftart">Werkwijze</text:span></text:h>
      <text:h text:style-name="text3" text:outline-level="9">Zorg voor dubbele controle: juiste medicatie, berekening oplossing.</text:h>
      <text:list xml:id="list4382325973834138332" text:style-name="Numbering_20_1">
        <text:list-item>
          <text:p text:style-name="list1">Pas handhygiëne toe.</text:p>
        </text:list-item>
        <text:list-item>
          <text:p text:style-name="list1">Maak een schoon werkveld en zet de benodigdheden daarop binnen handbereik.</text:p>
        </text:list-item>
        <text:list-item>
          <text:p text:style-name="list1">Controleer het medicijn en gegevens cliënt. </text:p>
          <text:list>
            <text:list-item>
              <text:p text:style-name="list2">naam en geboortedatum van cliënt </text:p>
            </text:list-item>
            <text:list-item>
              <text:p text:style-name="list2">vervaldatum</text:p>
            </text:list-item>
            <text:list-item>
              <text:p text:style-name="list2">kleur en substantie</text:p>
            </text:list-item>
            <text:list-item>
              <text:p text:style-name="list2">toedieningswijze</text:p>
            </text:list-item>
          </text:list>
        </text:list-item>
        <text:list-item>
          <text:p text:style-name="list1">Vergelijk het medicijn met de toedieningslijst.</text:p>
          <text:list>
            <text:list-item>
              <text:p text:style-name="list2">soort</text:p>
            </text:list-item>
            <text:list-item>
              <text:p text:style-name="list2">dosering</text:p>
            </text:list-item>
            <text:list-item>
              <text:p text:style-name="list2">toedieningstijdstip</text:p>
            </text:list-item>
          </text:list>
        </text:list-item>
        <text:list-item>
          <text:p text:style-name="list1">Vraag de cliënt de injectieplaats te ontbloten en zich te ontspannen.</text:p>
        </text:list-item>
        <text:list-item>
          <text:p text:style-name="P6">Palpeer de injectieplaats en controleer of de injectieplaats schoon en droog is.</text:p>
        </text:list-item>
        <text:list-item>
          <text:p text:style-name="P6">Neem de spuit in de injecterende hand en verwijder de naaldhuls.</text:p>
        </text:list-item>
        <text:list-item>
          <text:p text:style-name="P6">Steek de naald loodrecht in de huid in het onderhuidse weefsel, minimaal 1 cm verwijderd van de vorige injectieplaats, in een roterend schema.</text:p>
        </text:list-item>
        <text:list-item>
          <text:p text:style-name="P6">Fixeer de spuit en naald met de niet-injecterende hand om onverwachte bewegingen op te vangen.</text:p>
        </text:list-item>
        <text:list-item>
          <text:p text:style-name="P6">Spuit de vloeistof langzaam en regelmatig in.</text:p>
        </text:list-item>
        <text:list-item>
          <text:p text:style-name="P6"><text:soft-page-break/>Trek de naald uit de huid en klik het naaldkapje met een duimbeweging over de injectienaald of trek de naaldhuls handmatig over de naald. Houd een gaasje voor de opvang van een eventuele bloeddruppel gereed. Masseer de huid niet.</text:p>
        </text:list-item>
        <text:list-item>
          <text:p text:style-name="P6">Verwijder de injectienaald van de spuit met de naaldverwijderaar en doe de naald in de naaldenbeker of doe de injectiespuit in zijn geheel in de naaldenbeker.</text:p>
        </text:list-item>
        <text:list-item>
          <text:p text:style-name="P6">Ruim de materialen op.</text:p>
        </text:list-item>
        <text:list-item>
          <text:p text:style-name="P6">Pas handhygiëne toe.</text:p>
        </text:list-item>
        <text:list-item>
          <text:p text:style-name="P6">Teken toedieningslijst af of noteer tijdstip, soort medicijn, concentratie, hoeveelheid, wijze van toediening en noteer bevinding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Arial2" svg:font-family="Arial" style:font-adornments="Regular"/>
    <style:font-face style:name="Courier New" svg:font-family="'Courier New'" style:font-family-generic="modern" style:font-pitch="fixed"/>
    <style:font-face style:name="Liberation Mono" svg:font-family="'Liberation Mono'" style:font-family-generic="modern" style:font-pitch="fixed"/>
    <style:font-face style:name="Arial Black" svg:font-family="'Arial Black'" style:font-adornments="Regular"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uk" fo:country="UA"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uk" fo:country="UA"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hidden="true"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hidden="true"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hidden="true" style:parent-style-name="Standard" style:class="index">
      <style:paragraph-properties text:number-lines="false" text:line-number="0"/>
      <style:text-properties style:font-size-asian="12pt"/>
    </style:style>
    <style:style style:name="Title" style:family="paragraph" style:parent-style-name="Standard" style:next-style-name="Text_20_body" style:auto-update="true" style:default-outline-level="9" style:list-style-name="" style:class="chapter" style:master-page-name="">
      <style:paragraph-properties fo:text-align="start" style:justify-single-word="false" style:page-number="auto" text:number-lines="true" text:line-number="0" style:writing-mode="page"/>
      <style:text-properties style:font-name="Arial Black" fo:font-family="'Arial Black'" style:font-style-name="Regular" style:font-pitch="variable" fo:font-size="28pt" fo:font-style="normal" style:text-underline-style="none" fo:font-weight="normal" style:font-size-asian="28pt" style:font-weight-asian="bold" style:font-size-complex="28pt" style:font-weight-complex="bold" style:text-overline-style="none" style:text-overline-color="font-color"/>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alutation" style:family="paragraph" style:hidden="true" style:parent-style-name="Standard" style:class="text">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left" style:display-name="Footer left" style:family="paragraph" style:hidden="true"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rame_20_contents" style:display-name="Frame contents" style:family="paragraph" style:hidden="true" style:parent-style-name="Standard" style:class="extra"/>
    <style:style style:name="Footer_20_right" style:display-name="Footer right" style:family="paragraph" style:hidden="true"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 style:family="paragraph" style:hidden="true"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Header" style:family="paragraph" style:hidden="true"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Table_20_Contents" style:display-name="Table Contents" style:family="paragraph" style:hidden="true" style:parent-style-name="Standard" style:class="extra">
      <style:paragraph-properties text:number-lines="false" text:line-number="0"/>
    </style:style>
    <style:style style:name="blue" style:family="paragraph" style:parent-style-name="Title" style:auto-update="true" style:master-page-name="">
      <style:paragraph-properties fo:margin-left="0cm" fo:margin-right="0cm" fo:margin-top="0.499cm" fo:margin-bottom="0cm" loext:contextual-spacing="false" fo:text-align="start" style:justify-single-word="false" fo:hyphenation-ladder-count="no-limit" fo:text-indent="0cm" style:auto-text-indent="false" style:page-number="auto" style:writing-mode="page">
        <style:tab-stops/>
      </style:paragraph-properties>
      <style:text-properties fo:color="#00ccff" fo:font-size="22pt" fo:hyphenate="false" fo:hyphenation-remain-char-count="2" fo:hyphenation-push-char-count="2"/>
    </style:style>
    <style:style style:name="mainTitle" style:family="paragraph" style:parent-style-name="Title" style:master-page-name="">
      <style:paragraph-properties style:page-number="auto" style:writing-mode="page"/>
      <style:text-properties fo:font-variant="normal" fo:text-transform="none" style:text-outline="false" fo:text-shadow="none" style:text-underline-style="solid" style:text-underline-type="double" style:text-underline-width="auto" style:text-underline-color="font-color" style:text-blinking="false" style:text-overline-style="solid" style:text-overline-type="double" style:text-overline-width="auto" style:text-overline-color="font-color"/>
    </style:style>
    <style:style style:name="text1" style:family="paragraph" style:parent-style-name="Title" style:master-page-name="">
      <loext:graphic-properties draw:fill-image-width="0cm" draw:fill-image-height="0cm"/>
      <style:paragraph-properties fo:margin-left="1cm" fo:margin-right="0cm" fo:text-indent="0cm" style:auto-text-indent="false" style:page-number="auto" style:writing-mode="page">
        <style:tab-stops/>
      </style:paragraph-properties>
      <style:text-properties style:font-name="Arial1" fo:font-family="Arial" style:font-style-name="Regular" style:font-family-generic="swiss" style:font-pitch="variable" fo:font-size="18pt" fo:font-weight="bold"/>
    </style:style>
    <style:style style:name="Table_20_Paragraph" style:display-name="Table Paragraph" style:family="paragraph" style:parent-style-name="Standard">
      <style:paragraph-properties fo:hyphenation-ladder-count="no-limit"/>
      <style:text-properties fo:hyphenate="false" fo:hyphenation-remain-char-count="2" fo:hyphenation-push-char-count="2"/>
    </style:style>
    <style:style style:name="text2" style:family="paragraph" style:parent-style-name="text1" style:master-page-name="">
      <style:paragraph-properties fo:margin-left="0.199cm" fo:margin-right="0cm" fo:text-align="start" style:justify-single-word="false" fo:text-indent="0cm" style:auto-text-indent="false" style:page-number="auto" style:vertical-align="auto" style:writing-mode="page"/>
    </style:style>
    <style:style style:name="text3" style:family="paragraph" style:parent-style-name="text1">
      <style:paragraph-properties fo:margin-left="1cm" fo:margin-right="0cm" fo:text-indent="2cm" style:auto-text-indent="false" style:writing-mode="page"/>
    </style:style>
    <style:style style:name="Textkörper" style:family="paragraph" style:parent-style-name="Standard">
      <style:paragraph-properties fo:margin-left="3.38cm" fo:margin-right="0cm" fo:hyphenation-ladder-count="no-limit" fo:text-indent="-0.635cm" style:auto-text-indent="false">
        <style:tab-stops/>
      </style:paragraph-properties>
      <style:text-properties style:font-name="Arial" fo:font-family="Arial" style:font-family-generic="swiss" style:font-pitch="variable" fo:font-size="9pt" style:font-name-asian="Arial" style:font-family-asian="Arial" style:font-family-generic-asian="swiss" style:font-pitch-asian="variable" style:font-size-asian="9pt" style:font-size-complex="9pt" fo:hyphenate="false" fo:hyphenation-remain-char-count="2" fo:hyphenation-push-char-count="2"/>
    </style:style>
    <style:style style:name="list1" style:family="paragraph" style:parent-style-name="text3" style:default-outline-level="" style:list-style-name="Numbering_20_1" style:master-page-name="">
      <style:paragraph-properties fo:margin-left="0cm" fo:margin-right="0cm" fo:text-indent="0cm" style:auto-text-indent="false" style:page-number="auto" style:shadow="none" text:number-lines="true" text:line-number="0" style:writing-mode="page">
        <style:tab-stops/>
      </style:paragraph-properties>
    </style:style>
    <style:style style:name="list2" style:family="paragraph" style:parent-style-name="list1" style:master-page-name="">
      <style:paragraph-properties fo:margin-left="1.101cm" fo:margin-right="0cm" fo:text-indent="0cm" style:auto-text-indent="false" style:page-number="auto" style:writing-mode="page"/>
    </style:style>
    <style:style style:name="Absatz-Standardschriftart" style:family="text"/>
    <style:style style:name="Numbering_20_Symbols" style:display-name="Numbering Symbols" style:family="text"/>
    <style:style style:name="WW_5f_CharLFO2LVL1" style:display-name="WW_CharLFO2LVL1" style:family="text">
      <style:text-properties style:font-name="Symbol" fo:font-family="Symbol" style:font-family-generic="roman" style:font-pitch="variable" style:font-charset="x-symbol" fo:font-size="9pt" style:font-name-asian="Symbol" style:font-family-asian="Symbol" style:font-family-generic-asian="roman" style:font-pitch-asian="variable" style:font-charset-asian="x-symbol" style:font-size-asian="9pt" style:font-size-complex="9pt" style:text-scale="99%"/>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fo:text-indent="0.711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371cm" fo:text-indent="1.63c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788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1.289cm" fo:margin-left="2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499cm" fo:text-indent="-1.78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2.2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2.78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3.2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3.78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4.29cm" fo:margin-left="5.001cm"/>
        </style:list-level-properties>
        <style:text-properties style:font-name="StarSymbol"/>
      </text:list-level-style-bullet>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1.7cm" fo:margin-bottom="1.39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5T17:20:11.926524788</meta:creation-date>
    <dc:date>2018-07-06T14:37:21.790746501</dc:date>
    <meta:editing-duration>PT7M12S</meta:editing-duration>
    <meta:editing-cycles>4</meta:editing-cycles>
    <meta:generator>LibreOffice/5.2.4.2$Linux_X86_64 LibreOffice_project/3d5603e1122f0f102b62521720ab13a38a4e0eb0</meta:generator>
    <meta:document-statistic meta:table-count="2" meta:image-count="0" meta:object-count="0" meta:page-count="4" meta:paragraph-count="54" meta:word-count="468" meta:character-count="3101" meta:non-whitespace-character-count="2709"/>
  </office:meta>
</office:document-meta>
</file>